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2cm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9cm" fo:min-width="0.319cm"/>
    </style:style>
    <style:style style:name="gr8" style:family="graphic">
      <style:graphic-properties draw:fill="none" draw:textarea-vertical-align="middle" draw:auto-grow-height="false" fo:min-height="0.749cm" fo:min-width="0.499cm"/>
    </style:style>
    <style:style style:name="gr9" style:family="graphic">
      <style:graphic-properties draw:fill="solid" draw:fill-color="#aecf00" draw:textarea-horizontal-align="justify" draw:textarea-vertical-align="top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5.558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its from GBT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120 bit GBT packet length</text:span></text:p>
              </text:list-item>
              <text:list-item>
                <text:p text:style-name="P1"><text:span text:style-name="T1">@4.8 Gb/s, 25 ns Tx length, 1 GBT packet/BC</text:span></text:p>
              </text:list-item>
              <text:list-item>
                <text:p text:style-name="P1"><text:span text:style-name="T1">4 X MMFE-8/GBT = 32 VMM/GBT</text:span></text:p>
              </text:list-item>
              <text:list-item>
                <text:p text:style-name="P1"><text:span text:style-name="T1">1 Trigger Processor AMC per 32 GBT (1 wedge)</text:span></text:p>
              </text:list-item>
              <text:list-item>
                <text:p text:style-name="P1"><text:span text:style-name="T1">A number of multipliers can be assigned to each GBT link to convert strip addresses to slope in parallel</text:span></text:p>
              </text:list-item>
              <text:list-item>
                <text:p text:style-name="P1"><text:span text:style-name="T1">Each Finder region needs to look at the new slopes from 2 GBT links, select the appropriate hits and store.</text:span><text:span text:style-name="T2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Slope Calculation and Binning</text:p>
          </draw:text-box>
        </draw:frame>
        <draw:g>
          <draw:line draw:style-name="gr2" draw:text-style-name="P2" draw:layer="layout" svg:x1="4.318cm" svg:y1="6.604cm" svg:x2="9.906cm" svg:y2="6.604cm">
            <text:p/>
          </draw:line>
          <draw:custom-shape draw:style-name="gr3" draw:text-style-name="P3" draw:layer="layout" svg:width="3.556cm" svg:height="1.016cm" svg:x="9.906cm" svg:y="6.096cm">
            <text:p text:style-name="P3"><text:span text:style-name="T3">Addr to Slop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10.16cm" svg:y="5.842cm">
            <text:p text:style-name="P3"><text:span text:style-name="T3">Addr to Slope</text:span></text:p>
            <draw:enhanced-geometry svg:viewBox="0 0 21600 21600" draw:type="rectangle" draw:enhanced-path="M 0 0 L 21600 0 21600 21600 0 21600 0 0 Z N"/>
          </draw:custom-shape>
          <draw:frame draw:style-name="gr4" draw:layer="layout" svg:width="5.43cm" svg:height="0.962cm" svg:x="6.064cm" svg:y="5.642cm">
            <draw:text-box>
              <text:p>GBT</text:p>
            </draw:text-box>
          </draw:frame>
          <draw:custom-shape draw:style-name="gr3" draw:text-style-name="P3" draw:layer="layout" svg:width="3.556cm" svg:height="1.016cm" svg:x="10.414cm" svg:y="5.588cm">
            <text:p text:style-name="P3"><text:span text:style-name="T3">Addr to Slop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10.668cm" svg:y="5.334cm">
            <text:p text:style-name="P3"><text:span text:style-name="T3">Addr to Slope</text:span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14.224cm" svg:y1="5.842cm" svg:x2="15.748cm" svg:y2="5.842cm">
            <text:p/>
          </draw:line>
          <draw:line draw:style-name="gr5" draw:text-style-name="P2" draw:layer="layout" svg:x1="14.224cm" svg:y1="6.096cm" svg:x2="15.748cm" svg:y2="6.096cm">
            <text:p/>
          </draw:line>
          <draw:line draw:style-name="gr5" draw:text-style-name="P2" draw:layer="layout" svg:x1="14.224cm" svg:y1="6.35cm" svg:x2="15.748cm" svg:y2="6.35cm">
            <text:p/>
          </draw:line>
          <draw:line draw:style-name="gr5" draw:text-style-name="P2" draw:layer="layout" svg:x1="13.462cm" svg:y1="6.604cm" svg:x2="15.748cm" svg:y2="6.604cm">
            <text:p/>
          </draw:line>
        </draw:g>
        <draw:frame draw:style-name="gr6" draw:text-style-name="P4" draw:layer="layout" svg:width="1.916cm" svg:height="0.806cm" svg:x="11.292cm" svg:y="16.305cm">
          <draw:text-box>
            <text:p text:style-name="P4"><text:span text:style-name="T3">2 ticks</text:span></text:p>
          </draw:text-box>
        </draw:frame>
        <draw:g>
          <draw:line draw:style-name="gr2" draw:text-style-name="P2" draw:layer="layout" svg:x1="4.318cm" svg:y1="10.668cm" svg:x2="9.906cm" svg:y2="10.668cm">
            <text:p/>
          </draw:line>
          <draw:custom-shape draw:style-name="gr3" draw:text-style-name="P3" draw:layer="layout" svg:width="3.556cm" svg:height="1.016cm" svg:x="9.906cm" svg:y="10.16cm">
            <text:p text:style-name="P3"><text:span text:style-name="T3">Addr to Slop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10.16cm" svg:y="9.906cm">
            <text:p text:style-name="P3"><text:span text:style-name="T3">Addr to Slope</text:span></text:p>
            <draw:enhanced-geometry svg:viewBox="0 0 21600 21600" draw:type="rectangle" draw:enhanced-path="M 0 0 L 21600 0 21600 21600 0 21600 0 0 Z N"/>
          </draw:custom-shape>
          <draw:frame draw:style-name="gr4" draw:layer="layout" svg:width="1.81cm" svg:height="0.962cm" svg:x="6.064cm" svg:y="9.706cm">
            <draw:text-box>
              <text:p>GBT</text:p>
            </draw:text-box>
          </draw:frame>
          <draw:custom-shape draw:style-name="gr3" draw:text-style-name="P3" draw:layer="layout" svg:width="3.556cm" svg:height="1.016cm" svg:x="10.414cm" svg:y="9.652cm">
            <text:p text:style-name="P3"><text:span text:style-name="T3">Addr to Slop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10.668cm" svg:y="9.398cm">
            <text:p text:style-name="P3"><text:span text:style-name="T3">Addr to Slope</text:span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14.224cm" svg:y1="9.906cm" svg:x2="15.748cm" svg:y2="9.906cm">
            <text:p/>
          </draw:line>
          <draw:line draw:style-name="gr5" draw:text-style-name="P2" draw:layer="layout" svg:x1="14.224cm" svg:y1="10.16cm" svg:x2="15.748cm" svg:y2="10.16cm">
            <text:p/>
          </draw:line>
          <draw:line draw:style-name="gr5" draw:text-style-name="P2" draw:layer="layout" svg:x1="14.224cm" svg:y1="10.414cm" svg:x2="15.748cm" svg:y2="10.414cm">
            <text:p/>
          </draw:line>
          <draw:line draw:style-name="gr5" draw:text-style-name="P2" draw:layer="layout" svg:x1="13.462cm" svg:y1="10.668cm" svg:x2="15.748cm" svg:y2="10.668cm">
            <text:p/>
          </draw:line>
        </draw:g>
        <draw:g>
          <draw:line draw:style-name="gr2" draw:text-style-name="P2" draw:layer="layout" svg:x1="4.318cm" svg:y1="8.636cm" svg:x2="9.906cm" svg:y2="8.636cm">
            <text:p/>
          </draw:line>
          <draw:custom-shape draw:style-name="gr3" draw:text-style-name="P3" draw:layer="layout" svg:width="3.556cm" svg:height="1.016cm" svg:x="9.906cm" svg:y="8.128cm">
            <text:p text:style-name="P3"><text:span text:style-name="T3">Addr to Slop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10.16cm" svg:y="7.874cm">
            <text:p text:style-name="P3"><text:span text:style-name="T3">Addr to Slope</text:span></text:p>
            <draw:enhanced-geometry svg:viewBox="0 0 21600 21600" draw:type="rectangle" draw:enhanced-path="M 0 0 L 21600 0 21600 21600 0 21600 0 0 Z N"/>
          </draw:custom-shape>
          <draw:frame draw:style-name="gr4" draw:layer="layout" svg:width="1.81cm" svg:height="0.962cm" svg:x="6.064cm" svg:y="7.674cm">
            <draw:text-box>
              <text:p>GBT</text:p>
            </draw:text-box>
          </draw:frame>
          <draw:custom-shape draw:style-name="gr3" draw:text-style-name="P3" draw:layer="layout" svg:width="3.556cm" svg:height="1.016cm" svg:x="10.414cm" svg:y="7.62cm">
            <text:p text:style-name="P3"><text:span text:style-name="T3">Addr to Slop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10.668cm" svg:y="7.366cm">
            <text:p text:style-name="P3"><text:span text:style-name="T3">Addr to Slope</text:span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14.224cm" svg:y1="7.874cm" svg:x2="15.748cm" svg:y2="7.874cm">
            <text:p/>
          </draw:line>
          <draw:line draw:style-name="gr5" draw:text-style-name="P2" draw:layer="layout" svg:x1="14.224cm" svg:y1="8.128cm" svg:x2="15.748cm" svg:y2="8.128cm">
            <text:p/>
          </draw:line>
          <draw:line draw:style-name="gr5" draw:text-style-name="P2" draw:layer="layout" svg:x1="14.224cm" svg:y1="8.382cm" svg:x2="15.748cm" svg:y2="8.382cm">
            <text:p/>
          </draw:line>
          <draw:line draw:style-name="gr5" draw:text-style-name="P2" draw:layer="layout" svg:x1="13.462cm" svg:y1="8.636cm" svg:x2="15.748cm" svg:y2="8.636cm">
            <text:p/>
          </draw:line>
        </draw:g>
        <draw:g>
          <draw:line draw:style-name="gr2" draw:text-style-name="P2" draw:layer="layout" svg:x1="4.263cm" svg:y1="14.214cm" svg:x2="9.851cm" svg:y2="14.214cm">
            <text:p/>
          </draw:line>
          <draw:custom-shape draw:style-name="gr3" draw:text-style-name="P3" draw:layer="layout" svg:width="3.556cm" svg:height="1.016cm" svg:x="9.851cm" svg:y="13.706cm">
            <text:p text:style-name="P3"><text:span text:style-name="T3">Addr to Slop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10.105cm" svg:y="13.452cm">
            <text:p text:style-name="P3"><text:span text:style-name="T3">Addr to Slope</text:span></text:p>
            <draw:enhanced-geometry svg:viewBox="0 0 21600 21600" draw:type="rectangle" draw:enhanced-path="M 0 0 L 21600 0 21600 21600 0 21600 0 0 Z N"/>
          </draw:custom-shape>
          <draw:frame draw:style-name="gr4" draw:layer="layout" svg:width="1.81cm" svg:height="0.962cm" svg:x="6.009cm" svg:y="13.252cm">
            <draw:text-box>
              <text:p>GBT</text:p>
            </draw:text-box>
          </draw:frame>
          <draw:custom-shape draw:style-name="gr3" draw:text-style-name="P3" draw:layer="layout" svg:width="3.556cm" svg:height="1.016cm" svg:x="10.359cm" svg:y="13.198cm">
            <text:p text:style-name="P3"><text:span text:style-name="T3">Addr to Slop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10.613cm" svg:y="12.944cm">
            <text:p text:style-name="P3"><text:span text:style-name="T3">Addr to Slope</text:span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14.169cm" svg:y1="13.452cm" svg:x2="15.693cm" svg:y2="13.452cm">
            <text:p/>
          </draw:line>
          <draw:line draw:style-name="gr5" draw:text-style-name="P2" draw:layer="layout" svg:x1="14.169cm" svg:y1="13.706cm" svg:x2="15.693cm" svg:y2="13.706cm">
            <text:p/>
          </draw:line>
          <draw:line draw:style-name="gr5" draw:text-style-name="P2" draw:layer="layout" svg:x1="14.169cm" svg:y1="13.96cm" svg:x2="15.693cm" svg:y2="13.96cm">
            <text:p/>
          </draw:line>
          <draw:line draw:style-name="gr5" draw:text-style-name="P2" draw:layer="layout" svg:x1="13.407cm" svg:y1="14.214cm" svg:x2="15.693cm" svg:y2="14.214cm">
            <text:p/>
          </draw:line>
        </draw:g>
        <draw:frame draw:style-name="gr7" draw:text-style-name="P6" draw:layer="layout" svg:width="1.213cm" svg:height="1.195cm" draw:transform="rotate (-1.5707963267949) translate (7.545cm 11.487cm)">
          <draw:text-box>
            <text:p text:style-name="P5"><text:span text:style-name="T4">...</text:span></text:p>
          </draw:text-box>
        </draw:frame>
        <draw:custom-shape draw:style-name="gr8" draw:text-style-name="P2" draw:layer="Layout" svg:width="0.508cm" svg:height="2.794cm" svg:x="16.256cm" svg:y="5.8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7" draw:layer="Layout" svg:width="5.08cm" svg:height="2.794cm" svg:x="17.018cm" svg:y="5.842cm">
          <text:p text:style-name="P7">Finder Region</text:p>
          <text:p text:style-name="P7">Binning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508cm" svg:height="2.794cm" draw:transform="rotate (-1.55334303427495) translate (13.707cm 15.74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2" draw:layer="Layout" svg:width="0.508cm" svg:height="2.794cm" draw:transform="rotate (-1.55334303427495) translate (20.957cm 15.74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1.916cm" svg:height="0.806cm" svg:x="18.658cm" svg:y="16.305cm">
          <draw:text-box>
            <text:p text:style-name="P4"><text:span text:style-name="T3">3 ti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draw:frame presentation:style-name="pr1" draw:layer="layout" svg:width="25.199cm" svg:height="3.506cm" svg:x="1.4cm" svg:y="0.837cm" presentation:class="title">
          <draw:text-box>
            <text:p>Number of Hits per GBT Packet</text:p>
          </draw:text-box>
        </draw:frame>
        <draw:frame draw:style-name="standard" draw:layer="layout" svg:width="25.198cm" svg:height="5.831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# Hits / GBT Packet</text:p>
              </table:table-cell>
              <table:table-cell>
                <text:p text:style-name="P2">Inner GBT</text:p>
              </table:table-cell>
              <table:table-cell>
                <text:p text:style-name="P2">Outer Gbt</text:p>
              </table:table-cell>
            </table:table-row>
            <table:table-row table:style-name="ro1" table:default-cell-style-name="ce2">
              <table:table-cell>
                <text:p>0 to 1</text:p>
              </table:table-cell>
              <table:table-cell>
                <text:p>56.6%</text:p>
              </table:table-cell>
              <table:table-cell>
                <text:p>97.0</text:p>
              </table:table-cell>
            </table:table-row>
            <table:table-row table:style-name="ro1" table:default-cell-style-name="ce2">
              <table:table-cell>
                <text:p>0 to 2</text:p>
              </table:table-cell>
              <table:table-cell>
                <text:p>82.1%</text:p>
              </table:table-cell>
              <table:table-cell>
                <text:p>99.7</text:p>
              </table:table-cell>
            </table:table-row>
            <table:table-row table:style-name="ro1" table:default-cell-style-name="ce2">
              <table:table-cell>
                <text:p>0 to 3</text:p>
              </table:table-cell>
              <table:table-cell>
                <text:p>94.3%</text:p>
              </table:table-cell>
              <table:table-cell>
                <text:p>99.9</text:p>
              </table:table-cell>
            </table:table-row>
            <table:table-row table:style-name="ro1" table:default-cell-style-name="ce2">
              <table:table-cell>
                <text:p>0 to 4</text:p>
              </table:table-cell>
              <table:table-cell>
                <text:p>98.5%</text:p>
              </table:table-cell>
              <table:table-cell>
                <text:p>100</text:p>
              </table:table-cell>
            </table:table-row>
            <table:table-row table:style-name="ro1" table:default-cell-style-name="ce2">
              <table:table-cell>
                <text:p>0 to 5</text:p>
              </table:table-cell>
              <table:table-cell>
                <text:p>99.7%</text:p>
              </table:table-cell>
              <table:table-cell>
                <text:p>100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6" draw:layer="layout" svg:width="25.199cm" svg:height="5.808cm" svg:x="1.4cm" svg:y="11.274cm" presentation:class="outline" presentation:user-transformed="true">
          <draw:text-box>
            <text:list text:style-name="L2">
              <text:list-item>
                <text:p text:style-name="P6"><text:span text:style-name="T4">Distribution function using John O occupancy spreadsheet and Treating hits as independent</text:span></text:p>
              </text:list-item>
              <text:list-item>
                <text:p text:style-name="P6"><text:span text:style-name="T4">VMM borders and MMFE-8 stacked in z will increase hit coun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 Felt</meta:initial-creator>
    <meta:creation-date>2013-08-13T11:12:04</meta:creation-date>
    <dc:date>2013-08-13T16:46:51</dc:date>
    <dc:creator>Nathan Felt</dc:creator>
    <meta:editing-duration>PT1M43S</meta:editing-duration>
    <meta:editing-cycles>1</meta:editing-cycles>
    <meta:document-statistic meta:object-count="84"/>
    <meta:generator>LibreOffice/4.0.2.2$Linux_X86_64 LibreOffice_project/400m0$Build-2</meta:generator>
  </office:meta>
</office:document-meta>
</file>